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42.76mm"/>
    </style:style>
    <style:style style:name="co7" style:family="table-column">
      <style:table-column-properties fo:break-before="auto" style:column-width="44.66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6"/>
        <table:table-row table:style-name="ro1">
          <table:table-cell table:style-name="ce1" office:value-type="string" calcext:value-type="string">
            <text:p>w/b</text:p>
          </table:table-cell>
          <table:table-cell table:style-name="ce1" office:value-type="string" calcext:value-type="string">
            <text:p>Z(from 3.179a)</text:p>
          </table:table-cell>
          <table:table-cell table:style-name="ce4" office:value-type="string" calcext:value-type="string">
            <text:p>Z(3.192) 400 terms</text:p>
          </table:table-cell>
          <table:table-cell table:style-name="ce1" office:value-type="string" calcext:value-type="string">
            <text:p>Z(3.192) 500 terms</text:p>
          </table:table-cell>
          <table:table-cell table:style-name="ce4" office:value-type="string" calcext:value-type="string">
            <text:p>Z(3.192) 1000 terms</text:p>
          </table:table-cell>
          <table:table-cell table:style-name="ce4" office:value-type="string" calcext:value-type="string">
            <text:p>Z(3.192) 5000 terms</text:p>
          </table:table-cell>
          <table:table-cell table:style-name="ce4" office:value-type="string" calcext:value-type="string">
            <text:p>Z(3.192) 10000 terms</text:p>
          </table:table-cell>
          <table:table-cell table:number-columns-repeated="1017"/>
        </table:table-row>
        <table:table-row table:style-name="ro2">
          <table:table-cell office:value-type="float" office:value="0.25" calcext:value-type="float">
            <text:p>0.25</text:p>
          </table:table-cell>
          <table:table-cell office:value-type="float" office:value="85.4128" calcext:value-type="float">
            <text:p>85.4128</text:p>
          </table:table-cell>
          <table:table-cell office:value-type="float" office:value="86.5577" calcext:value-type="float">
            <text:p>86.5577</text:p>
          </table:table-cell>
          <table:table-cell office:value-type="float" office:value="89.1697" calcext:value-type="float">
            <text:p>89.1697</text:p>
          </table:table-cell>
          <table:table-cell office:value-type="float" office:value="90.6372" calcext:value-type="float">
            <text:p>90.6372</text:p>
          </table:table-cell>
          <table:table-cell office:value-type="float" office:value="91.3526" calcext:value-type="float">
            <text:p>91.3526</text:p>
          </table:table-cell>
          <table:table-cell office:value-type="float" office:value="91.3721" calcext:value-type="float">
            <text:p>91.3721</text:p>
          </table:table-cell>
          <table:table-cell table:number-columns-repeated="1017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3" office:value-type="float" office:value="62.7207" calcext:value-type="float">
            <text:p>62.7207</text:p>
          </table:table-cell>
          <table:table-cell table:style-name="ce3" office:value-type="float" office:value="65.4242" calcext:value-type="float">
            <text:p>65.4242</text:p>
          </table:table-cell>
          <table:table-cell office:value-type="float" office:value="65.5304" calcext:value-type="float">
            <text:p>65.5304</text:p>
          </table:table-cell>
          <table:table-cell office:value-type="float" office:value="66.1155" calcext:value-type="float">
            <text:p>66.1155</text:p>
          </table:table-cell>
          <table:table-cell office:value-type="float" office:value="66.2646" calcext:value-type="float">
            <text:p>66.2646</text:p>
          </table:table-cell>
          <table:table-cell office:value-type="float" office:value="66.2692" calcext:value-type="float">
            <text:p>66.269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40.9578" calcext:value-type="float">
            <text:p>40.9578</text:p>
          </table:table-cell>
          <table:table-cell table:style-name="ce3" office:value-type="float" office:value="43.0779" calcext:value-type="float">
            <text:p>43.0779</text:p>
          </table:table-cell>
          <table:table-cell office:value-type="float" office:value="43.1525" calcext:value-type="float">
            <text:p>43.1525</text:p>
          </table:table-cell>
          <table:table-cell office:value-type="float" office:value="43.2696" calcext:value-type="float">
            <text:p>43.2696</text:p>
          </table:table-cell>
          <table:table-cell office:value-type="float" office:value="43.3059" calcext:value-type="float">
            <text:p>43.3059</text:p>
          </table:table-cell>
          <table:table-cell office:value-type="float" office:value="43.3071" calcext:value-type="float">
            <text:p>43.3071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24.1787" calcext:value-type="float">
            <text:p>24.1787</text:p>
          </table:table-cell>
          <table:table-cell table:style-name="ce3" office:value-type="float" office:value="25.1247" calcext:value-type="float">
            <text:p>25.1247</text:p>
          </table:table-cell>
          <table:table-cell office:value-type="float" office:value="25.1458" calcext:value-type="float">
            <text:p>25.1458</text:p>
          </table:table-cell>
          <table:table-cell office:value-type="float" office:value="25.1741" calcext:value-type="float">
            <text:p>25.1741</text:p>
          </table:table-cell>
          <table:table-cell office:value-type="float" office:value="25.1832" calcext:value-type="float">
            <text:p>25.1832</text:p>
          </table:table-cell>
          <table:table-cell office:value-type="float" office:value="25.1835" calcext:value-type="float">
            <text:p>25.1835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0.8473" calcext:value-type="float">
            <text:p>10.8473</text:p>
          </table:table-cell>
          <table:table-cell table:style-name="ce3" office:value-type="float" office:value="10.8439" calcext:value-type="float">
            <text:p>10.8439</text:p>
          </table:table-cell>
          <table:table-cell office:value-type="float" office:value="10.8474" calcext:value-type="float">
            <text:p>10.8474</text:p>
          </table:table-cell>
          <table:table-cell office:value-type="float" office:value="10.8519" calcext:value-type="float">
            <text:p>10.8519</text:p>
          </table:table-cell>
          <table:table-cell office:value-type="float" office:value="10.8534" calcext:value-type="float">
            <text:p>10.8534</text:p>
          </table:table-cell>
          <table:table-cell office:value-type="float" office:value="10.8535" calcext:value-type="float">
            <text:p>10.8535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float" office:value="0.000000000019631" calcext:value-type="float">
            <text:p>1.96E-11</text:p>
          </table:table-cell>
          <table:table-cell table:style-name="ce5" office:value-type="float" office:value="0.000000000015003" calcext:value-type="float">
            <text:p>1.50E-11</text:p>
          </table:table-cell>
          <table:table-cell table:style-name="ce5" office:value-type="float" office:value="0.000000000020422" calcext:value-type="float">
            <text:p>2.04E-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0.000000000016289" calcext:value-type="float">
            <text:p>1.63E-1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float" office:value="0.000000000014817" calcext:value-type="float">
            <text:p>1.48E-1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float" office:value="0.000000000014674" calcext:value-type="float">
            <text:p>1.47E-11</text:p>
          </table:table-cell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1:22:20.948669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02:57:09.498047432</meta:creation-date>
    <dc:date>2016-08-10T12:17:35.842297460</dc:date>
    <meta:editing-duration>PT1H10M36S</meta:editing-duration>
    <meta:editing-cycles>9</meta:editing-cycles>
    <meta:generator>LibreOffice/5.1.4.2$Linux_X86_64 LibreOffice_project/10m0$Build-2</meta:generator>
    <meta:document-statistic meta:table-count="1" meta:cell-count="48" meta:object-count="0"/>
  </office:meta>
</office:document-meta>
</file>